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11239b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a1f1ed"/>
    </style:style>
    <style:style style:name="P5" style:family="paragraph" style:parent-style-name="Text_20_body">
      <style:text-properties officeooo:paragraph-rsid="00a64a6f"/>
    </style:style>
    <style:style style:name="P6" style:family="paragraph" style:parent-style-name="Text_20_body">
      <style:text-properties officeooo:paragraph-rsid="00a804af"/>
    </style:style>
    <style:style style:name="P7" style:family="paragraph" style:parent-style-name="Text_20_body">
      <style:text-properties officeooo:paragraph-rsid="00acd728"/>
    </style:style>
    <style:style style:name="P8" style:family="paragraph" style:parent-style-name="Text_20_body">
      <style:text-properties officeooo:paragraph-rsid="00b039d2"/>
    </style:style>
    <style:style style:name="P9" style:family="paragraph" style:parent-style-name="Text_20_body">
      <style:text-properties officeooo:rsid="00a804af" officeooo:paragraph-rsid="00b1f70b"/>
    </style:style>
    <style:style style:name="P10" style:family="paragraph" style:parent-style-name="Text_20_body">
      <style:text-properties officeooo:rsid="00a804af" officeooo:paragraph-rsid="00b5276b"/>
    </style:style>
    <style:style style:name="P11" style:family="paragraph" style:parent-style-name="Text_20_body">
      <style:text-properties officeooo:rsid="00a804af" officeooo:paragraph-rsid="00b88069"/>
    </style:style>
    <style:style style:name="P12" style:family="paragraph" style:parent-style-name="Text_20_body">
      <style:text-properties officeooo:rsid="00b88069" officeooo:paragraph-rsid="00bba200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rsid="00b88069" officeooo:paragraph-rsid="00be5c0e"/>
    </style:style>
    <style:style style:name="P15" style:family="paragraph" style:parent-style-name="Text_20_body">
      <style:text-properties officeooo:rsid="00b88069" officeooo:paragraph-rsid="00c20837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rsid="00b88069" officeooo:paragraph-rsid="00c4b592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P48" style:family="paragraph" style:parent-style-name="Text_20_body">
      <style:text-properties officeooo:paragraph-rsid="00f2a0eb"/>
    </style:style>
    <style:style style:name="P49" style:family="paragraph" style:parent-style-name="Text_20_body">
      <style:text-properties officeooo:paragraph-rsid="00f43cfc"/>
    </style:style>
    <style:style style:name="P50" style:family="paragraph" style:parent-style-name="Text_20_body">
      <style:text-properties officeooo:rsid="00f43cfc" officeooo:paragraph-rsid="00f51e4e"/>
    </style:style>
    <style:style style:name="P51" style:family="paragraph" style:parent-style-name="Text_20_body">
      <style:text-properties officeooo:rsid="00f51e4e" officeooo:paragraph-rsid="00f51e4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b7d9a" officeooo:paragraph-rsid="00fdd69f"/>
    </style:style>
    <style:style style:name="P56" style:family="paragraph" style:parent-style-name="Text_20_body">
      <style:text-properties officeooo:paragraph-rsid="00fe9dcb"/>
    </style:style>
    <style:style style:name="P57" style:family="paragraph" style:parent-style-name="Text_20_body">
      <style:text-properties officeooo:paragraph-rsid="00ff7825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rsid="00ff7825" officeooo:paragraph-rsid="0101d275"/>
    </style:style>
    <style:style style:name="P60" style:family="paragraph" style:parent-style-name="Text_20_body">
      <style:text-properties officeooo:paragraph-rsid="01025f30"/>
    </style:style>
    <style:style style:name="P61" style:family="paragraph" style:parent-style-name="Text_20_body">
      <style:text-properties officeooo:paragraph-rsid="010357ab"/>
    </style:style>
    <style:style style:name="P62" style:family="paragraph" style:parent-style-name="Text_20_body">
      <style:text-properties officeooo:paragraph-rsid="0105e25c"/>
    </style:style>
    <style:style style:name="P63" style:family="paragraph" style:parent-style-name="Text_20_body">
      <style:text-properties officeooo:rsid="01048fec" officeooo:paragraph-rsid="010622ff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rsid="01048fec" officeooo:paragraph-rsid="010cf1e0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rsid="010e431a" officeooo:paragraph-rsid="010e431a"/>
    </style:style>
    <style:style style:name="P71" style:family="paragraph" style:parent-style-name="Text_20_body">
      <style:text-properties officeooo:paragraph-rsid="0110c8aa"/>
    </style:style>
    <style:style style:name="P72" style:family="paragraph" style:parent-style-name="Text_20_body">
      <style:text-properties officeooo:paragraph-rsid="01121a71"/>
    </style:style>
    <style:style style:name="P7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74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75" style:family="paragraph" style:parent-style-name="Text_20_body">
      <style:text-properties officeooo:paragraph-rsid="0114ecc6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49" style:family="text">
      <style:text-properties officeooo:rsid="01138189"/>
    </style:style>
    <style:style style:name="T50" style:family="text">
      <style:text-properties officeooo:rsid="0114ecc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4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3"><text:s/><text:span text:style-name="T48">39 - Manual Update History</text:span></text:p>
          </table:table-cell>
        </table:table-row>
      </table:table>
      <text:p text:style-name="P2"/>
      <text:p text:style-name="P75"><text:span text:style-name="T50">25.06.2021 - </text:span><text:span text:style-name="T43">Updated the manual to Bforartists 2 version 2.</text:span><text:span text:style-name="T49">9</text:span><text:span text:style-name="T44">.</text:span><text:span text:style-name="T50">1</text:span></text:p>
      <text:p text:style-name="P75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0">24.09.2020 - <text:span text:style-name="T43">Updated the manual to Bforartists 2 version 2.5.</text:span>1</text:p>
      <text:p text:style-name="P69">01.09.2020 - Updated the manual to Bforartists 2 version 2.5.0</text:p>
      <text:p text:style-name="P69">31.08.2020 - Cleanup and spell checking.</text:p>
      <text:p text:style-name="P68">28.08.2020 - Improved chapter 7.3.6 Editors - 3D View - Sidebar - Tool Tab - Mesh - Sculpt Mode</text:p>
      <text:p text:style-name="P67">27.08.2020 - Updated the manual to Bforartists 2 version 2.5.0</text:p>
      <text:p text:style-name="P66">24.08.2020 - Added chapters 13 around video editing</text:p>
      <text:p text:style-name="P65">17.08.2020 - Added chapter 25.10.6<text:span text:style-name="T42"> + 25.10.7 + <text:s/>25.10.8</text:span></text:p>
      <text:p text:style-name="P64">1<text:span text:style-name="T40">3</text:span>.08.2020 - Added chapter 25.10.<text:span text:style-name="T40">4 + <text:s/></text:span>25.10.<text:span text:style-name="T41">5</text:span></text:p>
      <text:p text:style-name="P63">11.08.2020 - Added chapter 25.10.3</text:p>
      <text:p text:style-name="P62"><text:span text:style-name="T39">10.</text:span>08.2020 - <text:span text:style-name="T37">Added chapter 25.10.2</text:span></text:p>
      <text:p text:style-name="P61">0<text:span text:style-name="T38">8</text:span>.08.2020 - <text:span text:style-name="T37">Added chapter 25.10 <text:s/>and 25.10.1</text:span></text:p>
      <text:p text:style-name="P61">0<text:span text:style-name="T37">7</text:span>.08.2020 - <text:span text:style-name="T37">Added chapters around 25.9, Particles tab</text:span></text:p>
      <text:p text:style-name="P60">04.08.2020 - Update<text:span text:style-name="T36">d</text:span> manual to Bforartists 2.4.0</text:p>
      <text:p text:style-name="P59">30.07.2020 - Added chapter 25.14 Editors - Properties Editor - Texture Tab.pdf</text:p>
      <text:p text:style-name="P58">29.07.2020 - Added chapter 25.13 Editors - Properties Editor - Materials Tab.pdf</text:p>
      <text:p text:style-name="P57">2<text:span text:style-name="T35">8</text:span>.07.2020 - UV Editor <text:span text:style-name="T34">, added chapters 25.12 around the object data tab</text:span></text:p>
      <text:p text:style-name="P56">22.07.2020 - UV Editor <text:span text:style-name="T34">, added documentation for</text:span> U<text:span text:style-name="T34">DIM</text:span></text:p>
      <text:p text:style-name="P55">18.07.2020 - Small additions and corrections. Added chapter 25.12 and 7.3.15</text:p>
      <text:p text:style-name="P54">14.07.2020 - Updated the manual to the latest changes of Bforartists 2.3.0</text:p>
      <text:p text:style-name="P53"><text:span text:style-name="T33">12.07.2020 - </text:span>Added chapter 25.8.<text:span text:style-name="T33">4 and 25.8.5</text:span></text:p>
      <text:p text:style-name="P53">09.07.2020 – Added chapter 25.8.3</text:p>
      <text:p text:style-name="P52">06.07.2020 – Added chapter 25.8.1 and 25.8.2</text:p>
      <text:p text:style-name="P51">03.07.2020 - Added chapter 25.8 Editors - Properties Editor - <text:s/>Modifiers Tab.odt<text:span text:style-name="T32">, Update chapter 7.2.2</text:span></text:p>
      <text:p text:style-name="P50">01.07.2020 - Added chapter 25.11 Editors - Properties Editor - Object Constraints Tab</text:p>
      <text:p text:style-name="P49"><text:soft-page-break/><text:span text:style-name="T31">30</text:span>.06.2020 - <text:span text:style-name="T30">Updated chapter 25.7</text:span></text:p>
      <text:p text:style-name="P48"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7"><text:span text:style-name="T27">25.06.2020 - Added</text:span> chapter 25.3 Editors - Properties Editor - Output Tab</text:p>
      <text:p text:style-name="P46">21.06.2020 - Added chapters 19 around NLA editor</text:p>
      <text:p text:style-name="P45">17.06.2020 - Added chapters 7.0.x around the 3D view context menus</text:p>
      <text:p text:style-name="P44">12.06.2020 - Updated chapter 36 Standard Keymap</text:p>
      <text:p text:style-name="P43">10.06.2020 - Updated chapter 33 Glossary</text:p>
      <text:p text:style-name="P42">09.06.2020 - Reordered some chapters<text:span text:style-name="T26">, added some missing information</text:span></text:p>
      <text:p text:style-name="P41">09.06.2020 - Removed lots of "Here you can" phrases</text:p>
      <text:p text:style-name="P40">07.06.2020 - Added chapters 18 around Drivers Editor</text:p>
      <text:p text:style-name="P39">29.05<text:span text:style-name="T25">.2020</text:span> - Manual update for upcoming Bforartists 2.1.0 version</text:p>
      <text:p text:style-name="P36">2<text:span text:style-name="T24">8</text:span>.05.2020 - Manual update for upcoming Bforartists 2.1.0 version</text:p>
      <text:p text:style-name="P35">01.06.2020 - Added chapters 17 around Graph Editor</text:p>
      <text:p text:style-name="P35">2<text:span text:style-name="T24">8</text:span>.05.2020 - Manual update for upcoming Bforartists 2.1.0 version</text:p>
      <text:p text:style-name="P38">25.05.2020 - Added chapters 16 around the Timeline</text:p>
      <text:p text:style-name="P38">23.05.2020 - Updated chapters to new sculpting feature Draw Face Sets</text:p>
      <text:p text:style-name="P37">22.05.2020 - Updated chapter 2 Keymap</text:p>
      <text:p text:style-name="P34">20.05.2020 - Manual update for upcoming Bforartists 2.1.0 version, changed order of chapters in chapter 8 and 9.</text:p>
      <text:p text:style-name="P33">16.05.2020 - Added chapters 15 around the dope sheet editor</text:p>
      <text:p text:style-name="P32">09.05.2020 - Added chapters 14 around the movie clip editor.</text:p>
      <text:p text:style-name="P31">28.04.2020 - Added chapter 37 - How to use the Manual</text:p>
      <text:p text:style-name="P30">18.04.2020 - Updated the manual for Bforartists 2 gold</text:p>
      <text:p text:style-name="P29">1<text:span text:style-name="T23">6</text:span>.04.2020 - Updated the manual for Bforartists <text:span text:style-name="T23">2 </text:span>Release Candidate</text:p>
      <text:p text:style-name="P29">02.04.2020 - Added chapters 11 around the compositor editor</text:p>
      <text:p text:style-name="P28">20.03.2020 - Added chapters 10 around the shader editor.</text:p>
      <text:p text:style-name="P27">17.03.2020 - Updated the manual to Bforartists 2 Beta 0.9.1</text:p>
      <text:p text:style-name="P26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5">20.02.2020 - Update<text:span text:style-name="T20">d</text:span> chapter 8.3.1<text:span text:style-name="T20"> and 7.3.11</text:span></text:p>
      <text:p text:style-name="P24">19.02.2020 - Updated the manual to the latest changes for the Bforartists 2 Alpha 0.9.0 release</text:p>
      <text:p text:style-name="P23"><text:soft-page-break/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2">04.02.2020 - added chapter 10 Editors - Shader Editor.pdf</text:p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9">01.01.2020 - reorganized chapter 7.1 and 7.2</text:p>
      <text:p text:style-name="P18">29.12.2019 - updated chapter 1 Installing Bforartists.pdf</text:p>
      <text:p text:style-name="P17">2<text:span text:style-name="T19">9</text:span>.12.2019 - added chapter 9.1.5 Editors - UV Editor - Header - Header Tools.pdf</text:p>
      <text:p text:style-name="P17">20.12.2019 - added chapter 9.1.4 Editors - UV Editor - Header - UV menu.pdf</text:p>
      <text:p text:style-name="P16">1<text:span text:style-name="T18">8</text:span>.12.2019 - added chapter<text:span text:style-name="T18"> </text:span>9.1.3 Editors - UV Editor - Header - Image Menu.pdf</text:p>
      <text:p text:style-name="P15">1<text:span text:style-name="T17">7</text:span>.12.2019 - added chapter<text:span text:style-name="T17"> 9.1.2 Editors - UV Editor - Header - Select Menu.pdf</text:span></text:p>
      <text:p text:style-name="P14">16.12.2019 - added chapter 9 Editors - UV Editor.pdf<text:span text:style-name="T16">, 9.1 Editors - UV Editor - Header.pdf, 9.1.1 Editors - UV Editor - Header - View Menu.pdf</text:span></text:p>
      <text:p text:style-name="P13">12.12.2019 - added chapter 8.3.3 Editors - Image Editor - Sidebar - View Tab.pdf, 8.3.4 Editors - Image Editor - Sidebar - Scopes Tab.pdf and 8.3.5 Editors - Image Editor - Sidebar - Mask Tab.pdf</text:p>
      <text:p text:style-name="P13">09.12.2019 - added chapter 8.3.2 Editors - Image Editor - Sidebar - Image Tab.pdf</text:p>
      <text:p text:style-name="P12">28.11.2019 - added chapter 8.1.7 Editors - Image Editor - Tool Shelf.pdf</text:p>
      <text:p text:style-name="P11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0">1<text:span text:style-name="T13">8</text:span>.11.2019 - added chapter 8.1.2 Editors - Image Editor - Header - Image menu.pdf</text:p>
      <text:p text:style-name="P10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9">1<text:span text:style-name="T10">6</text:span>.11.2019 - added chapter 8 Editors - Image Editor.pdf<text:span text:style-name="T11">, Update chapter 6 Editors introduction.pdf</text:span></text:p>
      <text:p text:style-name="P9">15.11.2019 - added chapter 7.3.1 Editors - 3D View - Sidebar - Mini Lightlib.pdf</text:p>
      <text:p text:style-name="P8"><text:span text:style-name="T7">14</text:span>.11.2019 <text:span text:style-name="T9">- added chapter 7.3 Editors - 3D View - Sidebar.pdf</text:span></text:p>
      <text:p text:style-name="P7"><text:span text:style-name="T7">11</text:span>.11.2019 <text:span text:style-name="T9">- added brush menu to chapters 7.2, renamed chapters</text:span></text:p>
      <text:p text:style-name="P6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6">0<text:span text:style-name="T6">9</text:span>.11.2019 - Added chapter 7.1.14 Editors - 3D View - Tool Shelf - Grease Pencil - Draw Mode</text:p>
      <text:p text:style-name="P5"><text:soft-page-break/>0<text:span text:style-name="T5">8</text:span>.11.2019 - Added chapter 7.1.13 Editors - 3D View - Tool Shelf - Grase Pencil - Sculpt Mode.pdf</text:p>
      <text:p text:style-name="P4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7M15S</meta:editing-duration>
    <meta:editing-cycles>251</meta:editing-cycles>
    <meta:generator>LibreOffice/7.0.4.2$Windows_X86_64 LibreOffice_project/dcf040e67528d9187c66b2379df5ea4407429775</meta:generator>
    <dc:date>2021-06-25T12:31:51.564000000</dc:date>
    <meta:document-statistic meta:table-count="1" meta:image-count="1" meta:object-count="0" meta:page-count="6" meta:paragraph-count="160" meta:word-count="2310" meta:character-count="13155" meta:non-whitespace-character-count="10988"/>
    <meta:template xlink:type="simple" xlink:actuate="onRequest" xlink:title="standard1cm" xlink:href="../../../../AppData/Roaming/LibreOffice/4/user/template/standard1cm.ott" meta:date="2016-03-28T18:47:57.125000000"/>
  </office:meta>
</office:document-meta>
</file>